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05676" officeooo:paragraph-rsid="00205676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292f9" officeooo:paragraph-rsid="002292f9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paragraph-properties fo:text-align="center" style:justify-single-word="false"/>
      <style:text-properties officeooo:paragraph-rsid="002120ef"/>
    </style:style>
    <style:style style:name="P15" style:family="paragraph" style:parent-style-name="Normal">
      <style:paragraph-properties fo:break-before="page"/>
      <style:text-properties officeooo:paragraph-rsid="0020234a"/>
    </style:style>
    <style:style style:name="P16" style:family="paragraph" style:parent-style-name="Normal">
      <style:text-properties officeooo:paragraph-rsid="0020234a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19154" style:font-size-asian="12pt"/>
    </style:style>
    <style:style style:name="T6" style:family="text">
      <style:text-properties officeooo:rsid="00255ed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14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5">Nombre del proyecto:</text:p>
          </table:table-cell>
          <table:table-cell table:style-name="Tabla6.A4" table:number-columns-spanned="2" office:value-type="string">
            <text:p text:style-name="P5">Título del cambio:</text:p>
          </table:table-cell>
          <table:covered-table-cell/>
          <table:table-cell table:style-name="Tabla6.A4" office:value-type="string">
            <text:p text:style-name="P5">ID:</text:p>
          </table:table-cell>
        </table:table-row>
        <table:table-row>
          <table:table-cell table:style-name="Tabla6.A5" office:value-type="string">
            <text:p text:style-name="P8">CountApp</text:p>
          </table:table-cell>
          <table:table-cell table:style-name="Tabla6.A5" table:number-columns-spanned="2" office:value-type="string">
            <text:p text:style-name="P11">Especificación SO compatibles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1</text:span></text:span></text:p>
          </table:table-cell>
        </table:table-row>
        <table:table-row>
          <table:table-cell table:style-name="Tabla6.A4" office:value-type="string">
            <text:p text:style-name="P5">Nombre del interesado: </text:p>
          </table:table-cell>
          <table:table-cell table:style-name="Tabla6.A4" table:number-columns-spanned="2" office:value-type="string">
            <text:p text:style-name="P5">E-mail de contacto:</text:p>
          </table:table-cell>
          <table:covered-table-cell/>
          <table:table-cell table:style-name="Tabla6.A4" office:value-type="string">
            <text:p text:style-name="P5">Fecha:</text:p>
          </table:table-cell>
        </table:table-row>
        <table:table-row>
          <table:table-cell table:style-name="Tabla6.A5" office:value-type="string">
            <text:p text:style-name="P13">Pablo Guerrica-Echevarría</text:p>
          </table:table-cell>
          <table:table-cell table:style-name="Tabla6.A5" table:number-columns-spanned="2" office:value-type="string">
            <text:p text:style-name="P12">pablo.guerricaechevarria@rai.usc.es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17/03/2024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5">Descripción del cambio:</text:p>
            <text:p text:style-name="P17" loext:marker-style-name="T4"><text:span text:style-name="T5">E</text:span><text:span text:style-name="T4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9">Sistemas</text:p>
          </table:table-cell>
          <table:covered-table-cell/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7.A2" office:value-type="string">
            <text:p text:style-name="P6">Autoridad de control:</text:p>
          </table:table-cell>
          <table:table-cell table:style-name="Tabla7.B2" office:value-type="string">
            <text:p text:style-name="P10">Pablo Guerrica-Echevarría</text:p>
          </table:table-cell>
        </table:table-row>
        <table:table-row>
          <table:table-cell table:style-name="Tabla7.A2" office:value-type="string">
            <text:p text:style-name="P6">Estimación del coste económico:</text:p>
          </table:table-cell>
          <table:table-cell table:style-name="Tabla7.B2" office:value-type="string">
            <text:p text:style-name="P10"><text:span text:style-name="T6">4</text:span>000€</text:p>
          </table:table-cell>
        </table:table-row>
        <table:table-row>
          <table:table-cell table:style-name="Tabla7.A2" office:value-type="string">
            <text:p text:style-name="P6">Estimación del alcance:</text:p>
          </table:table-cell>
          <table:table-cell table:style-name="Tabla7.B2" office:value-type="string">
            <text:p text:style-name="P10">Modificación de NFR-0002</text:p>
          </table:table-cell>
        </table:table-row>
        <table:table-row table:style-name="Tabla7.5">
          <table:table-cell table:style-name="Tabla7.B2" table:number-columns-spanned="2" office:value-type="string">
            <text:p text:style-name="P6">Comentarios adicionales:</text:p>
            <text:p text:style-name="P10">Esta solicitud de cambio reduce el alcance del proyecto haciéndolo más específico y simple. Por lo tanto, supone un coste económico reflejado en un análisis del SO a elegir, pero reduce costes de desarrollo a largo plazo.</text:p>
          </table:table-cell>
          <table:covered-table-cell/>
        </table:table-row>
        <table:table-row table:style-name="Tabla7.6">
          <table:table-cell table:style-name="Tabla7.A6" office:value-type="string">
            <text:p text:style-name="P7">Estado:</text:p>
          </table:table-cell>
          <table:table-cell table:style-name="Tabla7.B6" office:value-type="string">
            <text:p text:style-name="P10">Aceptado <text:span text:style-name="T8">y en ejecución</text:span></text:p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9">5,5 jornadas</text:p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<text:span text:style-name="T7">1. Alta</text:span> <text:s text:c="3"/>2. Media <text:s text:c="3"/>3. Baja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06:01.066405390</dc:date>
    <meta:editing-duration>PT5M25S</meta:editing-duration>
    <meta:editing-cycles>3</meta:editing-cycles>
    <meta:document-statistic meta:table-count="2" meta:image-count="0" meta:object-count="0" meta:page-count="1" meta:paragraph-count="33" meta:word-count="160" meta:character-count="1139" meta:non-whitespace-character-count="1004"/>
  </office:meta>
</office:document-meta>
</file>